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ctor Apr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W11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W12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string" calcext:value-type="string">
            <text:p>Error cap salida</text:p>
          </table:table-cell>
          <table:table-cell table:formula="of:=([.D2]-[.F18])*(EXP(-[.E18])/(1+EXP(-[.E18])^2))" office:value-type="float" office:value="-0.255569472869846" calcext:value-type="float">
            <text:p>-0.255569472869846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SN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21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C8]*[.$B$2]+[.C9]*[.$C$2]+[.C10]" office:value-type="float" office:value="0.5" calcext:value-type="float">
            <text:p>0.5</text:p>
          </table:table-cell>
          <table:table-cell table:formula="of:=1/(1+EXP(-[.E11]))" office:value-type="float" office:value="0.622459331201855" calcext:value-type="float">
            <text:p>0.6224593312018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22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N2</text:p>
          </table:table-cell>
          <table:table-cell office:value-type="string" calcext:value-type="string">
            <text:p>SN2</text:p>
          </table:table-cell>
          <table:table-cell/>
          <table:table-cell office:value-type="string" calcext:value-type="string">
            <text:p>Error capa oculta N1</text:p>
          </table:table-cell>
          <table:table-cell table:formula="of:=[.I9]*[.C14]*(EXP(-[.E11])/(1+EXP(-[.E11])^2))" office:value-type="float" office:value="-0.067993150412177" calcext:value-type="float">
            <text:p>-0.067993150412177</text:p>
          </table:table-cell>
        </table:table-row>
        <table:table-row table:style-name="ro1">
          <table:table-cell/>
          <table:table-cell office:value-type="string" calcext:value-type="string">
            <text:p>W3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1]*[.$B$2]+[.C12]*[.$C$2]+[.C13]" office:value-type="float" office:value="0.8" calcext:value-type="float">
            <text:p>0.8</text:p>
          </table:table-cell>
          <table:table-cell table:formula="of:=1/(1+EXP(-[.E14]))" office:value-type="float" office:value="0.689974481127612" calcext:value-type="float">
            <text:p>0.6899744811276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32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3</text:p>
          </table:table-cell>
          <table:table-cell office:value-type="float" office:value="-0.1" calcext:value-type="float">
            <text:p>-0.1</text:p>
          </table:table-cell>
          <table:table-cell table:number-columns-repeated="4"/>
          <table:table-cell office:value-type="string" calcext:value-type="string">
            <text:p>Error capa oculta N2</text:p>
          </table:table-cell>
          <table:table-cell table:formula="of:=[.I9]*[.C15]*(EXP(-[.E14])/(1+EXP(-[.E14])^2))" office:value-type="float" office:value="-0.0764357095875056" calcext:value-type="float">
            <text:p>-0.0764357095875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3</text:p>
          </table:table-cell>
          <table:table-cell office:value-type="string" calcext:value-type="string">
            <text:p>ST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4]*[.F11]+[.C15]*[.F14]+[.C16]" office:value-type="float" office:value="0.825455183623203" calcext:value-type="float">
            <text:p>0.825455183623203</text:p>
          </table:table-cell>
          <table:table-cell table:formula="of:=1/(1+EXP(-[.E18]))" office:value-type="float" office:value="0.695393095617251" calcext:value-type="float">
            <text:p>0.695393095617251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Epoca =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11</text:p>
          </table:table-cell>
          <table:table-cell table:formula="of:=[.C8]+[.G2]*[.I13]*[.B2]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12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formula="of:=[.C10]+[.G2]*[.I13]" office:value-type="float" office:value="0.445605479670258" calcext:value-type="float">
            <text:p>0.445605479670258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SN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21</text:p>
          </table:table-cell>
          <table:table-cell table:formula="of:=[.C11]+[.$G$2]*[.$I$16]*[.B2]" office:value-type="float" office:value="-0.2" calcext:value-type="float">
            <text:p>-0.2</text:p>
          </table:table-cell>
          <table:table-cell/>
          <table:table-cell table:formula="of:=[.C23]*[.$B$2]+[.C24]*[.$C$2]+[.C25]" office:value-type="float" office:value="0.445605479670258" calcext:value-type="float">
            <text:p>0.445605479670258</text:p>
          </table:table-cell>
          <table:table-cell table:formula="of:=1/(1+EXP(-[.E26]))" office:value-type="float" office:value="0.60959389079611" calcext:value-type="float">
            <text:p>0.609593890796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22</text:p>
          </table:table-cell>
          <table:table-cell table:formula="of:=[.C12]+[.I16]*[.G2]*[.C2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table:formula="of:=[.C13]+[.G2]*[.I16]" office:value-type="float" office:value="0.738851432329996" calcext:value-type="float">
            <text:p>0.738851432329996</text:p>
          </table:table-cell>
          <table:table-cell/>
          <table:table-cell office:value-type="string" calcext:value-type="string">
            <text:p>N2</text:p>
          </table:table-cell>
          <table:table-cell office:value-type="string" calcext:value-type="string">
            <text:p>SN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31</text:p>
          </table:table-cell>
          <table:table-cell table:formula="of:=[.C14]+[.$G$2]*[.$I$9]*[.F11]" office:value-type="float" office:value="0.47273471747346" calcext:value-type="float">
            <text:p>0.47273471747346</text:p>
          </table:table-cell>
          <table:table-cell/>
          <table:table-cell table:formula="of:=[.C26]*[.$B$2]+[.C27]*[.$C$2]+[.C28]" office:value-type="float" office:value="0.738851432329996" calcext:value-type="float">
            <text:p>0.738851432329996</text:p>
          </table:table-cell>
          <table:table-cell table:formula="of:=1/(1+EXP(-[.E29]))" office:value-type="float" office:value="0.676744645071218" calcext:value-type="float">
            <text:p>0.6767446450712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32</text:p>
          </table:table-cell>
          <table:table-cell table:formula="of:=[.C15]+[.$G$2]*[.$I$9]*[.F14]" office:value-type="float" office:value="0.658930868451657" calcext:value-type="float">
            <text:p>0.6589308684516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table:formula="of:=[.C16]+[.$G$2]*[.$I$9]*1" office:value-type="float" office:value="-0.304455578295876" calcext:value-type="float">
            <text:p>-0.3044555782958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N3</text:p>
          </table:table-cell>
          <table:table-cell office:value-type="string" calcext:value-type="string">
            <text:p>ST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9]*[.F26]+[.C30]*[.F29]+[.C31]" office:value-type="float" office:value="0.429648554139956" calcext:value-type="float">
            <text:p>0.429648554139956</text:p>
          </table:table-cell>
          <table:table-cell table:formula="of:=1/(1+EXP(-[.E33]))" office:value-type="float" office:value="0.605789743283621" calcext:value-type="float">
            <text:p>0.605789743283621</text:p>
          </table:table-cell>
          <table:table-cell table:number-columns-repeated="3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42:33.503285166</meta:creation-date>
    <dc:date>2018-09-18T16:29:03.116798099</dc:date>
    <meta:editing-duration>PT4M58S</meta:editing-duration>
    <meta:editing-cycles>1</meta:editing-cycles>
    <meta:document-statistic meta:table-count="1" meta:cell-count="88" meta:object-count="0"/>
    <meta:generator>LibreOffice/6.0.4.2$Linux_X86_64 LibreOffice_project/9b0d9b32d5dcda91d2f1a96dc04c645c450872bf</meta:generator>
  </office:meta>
</office:document-meta>
</file>